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monospace" svg:font-family="monospace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42108"/>
    </style:style>
    <style:style style:name="T1" style:family="text">
      <style:text-properties fo:color="#000000" fo:background-color="#ffffff" loext:char-shading-value="0"/>
    </style:style>
    <style:style style:name="T2" style:family="text">
      <style:text-properties fo:background-color="transparent" loext:char-shading-value="0"/>
    </style:style>
    <style:style style:name="T3" style:family="text">
      <style:text-properties fo:background-color="transparent" loext:char-shading-value="0"/>
    </style:style>
    <style:style style:name="T4" style:family="text">
      <style:text-properties officeooo:rsid="00142108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Go is a tool for managing Go source code. <text:line-break/><text:line-break/>Usage: <text:line-break/>go &lt;command&gt; [arguments] <text:line-break/><text:line-break/>The commands are: <text:line-break/><text:line-break/>bug         start a bug report <text:line-break/>       build       compile packages and dependencies <text:line-break/>       clean       remove object files and cached files <text:line-break/>       doc         show documentation for package or symbol <text:line-break/>       env         print Go environment information <text:line-break/>       fix         update packages to use new APIs <text:line-break/>       fmt         gofmt (reformat) package sources <text:line-break/>       generate    generate Go files by processing source <text:line-break/>       get         download and install packages and dependencies <text:line-break/>       install     compile and install packages and dependencies <text:line-break/>       list        list packages or modules <text:line-break/>       mod         module maintenance <text:line-break/>       run         compile and run Go program <text:line-break/>       test        test packages <text:line-break/>       tool        run specified go tool <text:line-break/>       version     print Go version <text:line-break/>       vet         report likely mistakes in packages </text:span></text:p>
      <text:p text:style-name="P1"><text:span text:style-name="T4"/></text:p>
      <text:p text:style-name="P1"><text:span text:style-name="T4">add<text:tab/><text:tab/>add a reverse proxy profile</text:span></text:p>
      <text:p text:style-name="P1"><text:span text:style-name="T4">remove<text:tab/>remove a reverse proxy profile</text:span></text:p>
      <text:p text:style-name="P1"><text:span text:style-name="T4">instance<text:tab/>manage various reverse proxy profiles</text:span></text:p>
      <text:p text:style-name="P1"><text:span text:style-name="T3"><text:line-break/><text:line-break/>Use "go help &lt;command&gt;" for more information about a command.</text:span><text:lin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monospace" svg:font-family="monospace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Carlito" fo:font-family="Carlito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193in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padding="0.0193in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normal" style:font-size-asian="75%" style:font-weight-asian="normal" style:font-size-complex="75%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01T21:46:58.625004461</meta:creation-date>
    <dc:title>Modern</dc:title>
    <meta:generator>LibreOffice/6.3.4.2$Linux_X86_64 LibreOffice_project/30$Build-2</meta:generator>
    <meta:editing-duration>PT22M42S</meta:editing-duration>
    <meta:editing-cycles>2</meta:editing-cycles>
    <dc:date>2020-02-01T22:19:51.296113342</dc:date>
    <meta:document-statistic meta:table-count="0" meta:image-count="0" meta:object-count="0" meta:page-count="1" meta:paragraph-count="5" meta:word-count="138" meta:character-count="1130" meta:non-whitespace-character-count="741"/>
    <meta:template xlink:type="simple" xlink:actuate="onRequest" xlink:title="Modern" xlink:href="../../../../../../../../../usr/lib/libreoffice/share/template/common/styles/Modern.ott" meta:date="2020-02-01T21:46:57.493273359"/>
  </office:meta>
</office:document-meta>
</file>